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B057AC3C2875086E1A4.jpg" manifest:media-type="image/jpeg"/>
  <manifest:file-entry manifest:full-path="Pictures/10000000000001E40000025851368FA7D05EE83A.jpg" manifest:media-type="image/jpeg"/>
  <manifest:file-entry manifest:full-path="Pictures/10000000000000C80000010600056FCE2A8845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="Arrow" draw:marker-end-width="0.252cm" draw:fill-color="#000000" draw:opacity="0%" draw:textarea-horizontal-align="justify" draw:textarea-vertical-align="middle" draw:auto-grow-height="false" fo:min-height="3.018cm" fo:min-width="5.05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3.052cm" fo:min-width="4.96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29cm" fo:min-width="4.35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2.355cm" fo:min-width="2.46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648cm" fo:min-width="0.39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859cm" fo:min-width="0.482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603cm" fo:min-width="5.305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2.16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3.302cm" svg:x="11.922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461cm" svg:height="3.302cm" svg:x="12.176cm" svg:y="16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6.911cm" svg:height="3.129cm" svg:x="1.4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4.191cm" svg:height="3.683cm" svg:x="2.651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27cm" svg:x="3.337cm" svg:y="2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016cm" svg:height="1.143cm" svg:x="3.413cm" svg:y="22.5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191cm" svg:height="1.673cm" svg:x="12.557cm" svg:y="9.741cm">
          <draw:text-box>
            <text:p>Digital Input</text:p>
          </draw:text-box>
        </draw:frame>
        <draw:frame draw:style-name="gr8" draw:text-style-name="P2" draw:layer="layout" svg:width="6.096cm" svg:height="2.384cm" svg:x="3.413cm" svg:y="7.675cm">
          <draw:text-box>
            <text:p>ClDigital</text:p>
          </draw:text-box>
        </draw:frame>
        <draw:frame draw:style-name="gr9" draw:text-style-name="P2" xml:id="id2" draw:id="id2" draw:layer="layout" svg:width="3.556cm" svg:height="2.032cm" svg:x="3.159cm" svg:y="13.573cm">
          <draw:text-box>
            <text:p>wiringPi</text:p>
          </draw:text-box>
        </draw:frame>
        <draw:frame draw:style-name="gr9" draw:text-style-name="P2" draw:layer="layout" svg:width="4.953cm" svg:height="2.032cm" svg:x="12.557cm" svg:y="17.129cm">
          <draw:text-box>
            <text:p>Digital Output</text:p>
          </draw:text-box>
        </draw:frame>
        <draw:frame draw:style-name="gr10" draw:text-style-name="P2" draw:layer="layout" svg:width="13.081cm" svg:height="1.397cm" svg:x="2.27cm" svg:y="25.003cm">
          <draw:text-box>
            <text:p>Filename: ClDigital-v1.1.odg <text:s text:c="11"/>Page: 1</text:p>
          </draw:text-box>
        </draw:frame>
        <draw:frame draw:style-name="gr11" draw:text-style-name="P2" draw:layer="layout" svg:width="4.064cm" svg:height="1.524cm" svg:x="5.318cm" svg:y="20.685cm">
          <draw:text-box>
            <text:p>Software</text:p>
          </draw:text-box>
        </draw:frame>
        <draw:frame draw:style-name="gr12" draw:text-style-name="P2" draw:layer="layout" svg:width="3.302cm" svg:height="1.651cm" svg:x="5.318cm" svg:y="22.844cm">
          <draw:text-box>
            <text:p>Hardware</text:p>
          </draw:text-box>
        </draw:frame>
        <draw:custom-shape draw:style-name="gr13" draw:text-style-name="P1" xml:id="id5" draw:id="id5" draw:layer="layout" svg:width="8.255cm" svg:height="2.667cm" svg:x="1.88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6.858cm" svg:height="2.413cm" svg:x="2.778cm" svg:y="3.032cm">
          <draw:text-box>
            <text:p>ClDigital_Test.exe</text:p>
          </draw:text-box>
        </draw:frame>
        <draw:frame draw:style-name="gr15" draw:text-style-name="P3" draw:layer="layout" svg:width="1.366cm" svg:height="1.79cm" svg:x="12.588cm" svg:y="20.8cm">
          <draw:image xlink:href="Pictures/10000000000000C80000010600056FCE2A88452E.jpg" xlink:type="simple" xlink:show="embed" xlink:actuate="onLoad">
            <text:p/>
          </draw:image>
        </draw:frame>
        <draw:frame draw:style-name="gr15" draw:text-style-name="P3" draw:layer="layout" svg:width="1.332cm" svg:height="1.651cm" svg:x="12.241cm" svg:y="12.811cm">
          <draw:image xlink:href="Pictures/10000000000001E40000025851368FA7D05EE83A.jpg" xlink:type="simple" xlink:show="embed" xlink:actuate="onLoad">
            <text:p/>
          </draw:image>
        </draw:frame>
        <draw:frame draw:style-name="gr15" draw:text-style-name="P3" draw:layer="layout" svg:width="1.353cm" svg:height="1.909cm" svg:x="16.367cm" svg:y="20.304cm">
          <draw:image xlink:href="Pictures/10000000000007D000000B057AC3C2875086E1A4.jpg" xlink:type="simple" xlink:show="embed" xlink:actuate="onLoad">
            <text:p/>
          </draw:image>
        </draw:frame>
        <draw:connector draw:style-name="gr16" draw:text-style-name="P4" draw:layer="layout" draw:type="line" svg:x1="12.176cm" svg:y1="17.764cm" svg:x2="6.715cm" svg:y2="14.589cm" draw:start-shape="id1" draw:start-glue-point="3" draw:end-shape="id2" draw:end-glue-point="1" svg:d="M12176 17764l-5461-3175" svg:viewBox="0 0 5462 3176">
          <text:p/>
        </draw:connector>
        <draw:connector draw:style-name="gr16" draw:text-style-name="P4" draw:layer="layout" draw:type="line" svg:x1="6.229cm" svg:y1="12.842cm" svg:x2="11.922cm" svg:y2="10.271cm" draw:start-shape="id3" draw:start-glue-point="11" draw:end-shape="id4" svg:d="M6229 12842l5693-2571" svg:viewBox="0 0 5694 2572">
          <text:p/>
        </draw:connector>
        <draw:connector draw:style-name="gr17" draw:text-style-name="P4" draw:layer="layout" draw:type="line" svg:x1="6.017cm" svg:y1="4.683cm" svg:x2="4.911cm" svg:y2="6.715cm" draw:start-shape="id5" draw:start-glue-point="8" draw:end-shape="id6" draw:end-glue-point="4" svg:d="M6017 4683l-1106 2032" svg:viewBox="0 0 1107 2033">
          <text:p/>
        </draw:connector>
        <draw:connector draw:style-name="gr17" draw:text-style-name="P4" draw:layer="layout" draw:type="line" svg:x1="4.91cm" svg:y1="9.844cm" svg:x2="4.746cm" svg:y2="12.303cm" draw:start-shape="id6" draw:end-shape="id3" svg:d="M4910 9844l-164 2459" svg:viewBox="0 0 165 24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09:48:17.208412012</meta:creation-date>
    <dc:date>2016-04-10T08:12:59.257327872</dc:date>
    <meta:editing-duration>PT1H2M29S</meta:editing-duration>
    <meta:editing-cycles>13</meta:editing-cycles>
    <meta:generator>LibreOffice/5.0.5.2$Linux_X86_64 LibreOffice_project/00m0$Build-2</meta:generator>
    <meta:print-date>2016-04-10T08:07:48.437940203</meta:print-date>
    <meta:document-statistic meta:object-count="22"/>
  </office:meta>
</office:document-meta>
</file>